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4cm" fo:min-width="2.904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cm"/>
    </style:style>
    <style:style style:name="gr3" style:family="graphic" style:parent-style-name="objectwithoutfill">
      <style:graphic-properties draw:stroke="dash" draw:stroke-dash="Fine_20_Dashed" svg:stroke-width="0.05cm" svg:stroke-color="#ff3333" draw:marker-start="Circle" draw:marker-start-width="0.355cm" draw:marker-end="Arrow" draw:marker-end-width="0.455cm" svg:stroke-opacity="50%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cm" svg:height="1cm" svg:x="4.258cm" svg:y="7.203cm">
          <text:p text:style-name="P1"><text:span text:style-name="T1">initi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.5cm" svg:height="1cm" svg:x="5.274cm" svg:y="4.388cm">
          <text:p text:style-name="P1"><text:span text:style-name="T1">m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s" draw:line-skew="0.498cm" svg:x1="6.008cm" svg:y1="7.203cm" svg:x2="8.025cm" svg:y2="5.389cm" draw:start-shape="id1" draw:start-glue-point="0" draw:end-shape="id2" draw:end-glue-point="2" svg:d="M6008 7203v-3l2017-1309v-502" svg:viewBox="0 0 2018 1815">
          <text:p/>
        </draw:connector>
        <draw:connector draw:style-name="gr3" draw:text-style-name="P2" draw:layer="layout" draw:type="lines" svg:x1="6.008cm" svg:y1="7.203cm" svg:x2="6.024cm" svg:y2="5.388cm" draw:start-shape="id1" draw:end-shape="id3" draw:end-glue-point="2" svg:d="M6008 7203v-501l16-812v-502" svg:viewBox="0 0 17 1816">
          <text:p/>
        </draw:connector>
        <draw:custom-shape draw:style-name="gr2" draw:text-style-name="P1" xml:id="id4" draw:id="id4" draw:layer="layout" svg:width="1.5cm" svg:height="1cm" svg:x="3.275cm" svg:y="4.389cm">
          <text:p text:style-name="P1"><text:span text:style-name="T1">m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1.5cm" svg:height="1cm" svg:x="7.275cm" svg:y="4.389cm">
          <text:p text:style-name="P1"><text:span text:style-name="T1">m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s" draw:line-skew="0.498cm" svg:x1="6.008cm" svg:y1="7.203cm" svg:x2="4.025cm" svg:y2="5.389cm" draw:start-shape="id1" draw:start-glue-point="0" draw:end-shape="id4" draw:end-glue-point="2" svg:d="M6008 7203v-3l-1983-1309v-502" svg:viewBox="0 0 1984 1815">
          <text:p/>
        </draw:connector>
        <draw:frame draw:style-name="gr4" draw:text-style-name="P2" draw:layer="layout" svg:width="2.542cm" svg:height="0.963cm" svg:x="4.755cm" svg:y="8.25cm">
          <draw:text-box>
            <text:p text:style-name="P1"><text:span text:style-name="T1">(etc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</meta:initial-creator>
    <meta:creation-date>2016-01-05T00:14:55.008554749</meta:creation-date>
    <dc:date>2016-10-07T14:55:47.646771398</dc:date>
    <dc:creator>James Shubin</dc:creator>
    <meta:editing-duration>PT1H26M3S</meta:editing-duration>
    <meta:editing-cycles>15</meta:editing-cycles>
    <meta:generator>LibreOffice/5.0.6.2$Linux_X86_64 LibreOffice_project/00$Build-2</meta:generator>
    <meta:document-statistic meta:object-count="8"/>
  </office:meta>
</office:document-meta>
</file>